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3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Tests sur 1000 simulation de 2000 tours</text:p>
          </table:table-cell>
          <table:covered-table-cell table:number-columns-repeated="2"/>
          <table:covered-table-cell table:style-name="Default"/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1</text:p>
          </table:table-cell>
          <table:covered-table-cell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table:style-name="Default"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ui</text:p>
          </table:table-cell>
          <table:table-cell office:value-type="float" office:value="823" calcext:value-type="float">
            <text:p>823</text:p>
          </table:table-cell>
          <table:table-cell table:formula="of:=[.F5]/1600" office:value-type="percentage" office:value="0.514375" calcext:value-type="percentage">
            <text:p>51,4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office:value-type="float" office:value="919" calcext:value-type="float">
            <text:p>919</text:p>
          </table:table-cell>
          <table:table-cell table:formula="of:=[.F6]/1600" office:value-type="percentage" office:value="0.574375" calcext:value-type="percentage">
            <text:p>57,44 %</text:p>
          </table:table-cell>
          <table:table-cell table:formula="of:=[.G5]-[.G6]" office:value-type="percentage" office:value="-0.0599999999999999" calcext:value-type="percentage">
            <text:p>-6,0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703" calcext:value-type="float">
            <text:p>703</text:p>
          </table:table-cell>
          <table:table-cell table:formula="of:=[.F7]/1600" office:value-type="percentage" office:value="0.439375" calcext:value-type="percentage">
            <text:p>43,94 %</text:p>
          </table:table-cell>
          <table:table-cell table:formula="of:=[.G5]-[.G7]" office:value-type="percentage" office:value="0.075" calcext:value-type="percentage">
            <text:p>7,5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442" calcext:value-type="float">
            <text:p>442</text:p>
          </table:table-cell>
          <table:table-cell table:formula="of:=[.F8]/1600" office:value-type="percentage" office:value="0.27625" calcext:value-type="percentage">
            <text:p>27,63 %</text:p>
          </table:table-cell>
          <table:table-cell table:formula="of:=[.G5]-[.G8]" office:value-type="percentage" office:value="0.238125" calcext:value-type="percentage">
            <text:p>23,81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79" calcext:value-type="float">
            <text:p>279</text:p>
          </table:table-cell>
          <table:table-cell table:formula="of:=[.F9]/1600" office:value-type="percentage" office:value="0.174375" calcext:value-type="percentage">
            <text:p>17,44 %</text:p>
          </table:table-cell>
          <table:table-cell table:formula="of:=[.G5]-[.G9]" office:value-type="percentage" office:value="0.34" calcext:value-type="percentage">
            <text:p>34,0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24" calcext:value-type="float">
            <text:p>124</text:p>
          </table:table-cell>
          <table:table-cell table:formula="of:=[.F10]/1600" office:value-type="percentage" office:value="0.0775" calcext:value-type="percentage">
            <text:p>7,75 %</text:p>
          </table:table-cell>
          <table:table-cell table:formula="of:=[.G5]-[.G10]" office:value-type="percentage" office:value="0.436875" calcext:value-type="percentage">
            <text:p>43,69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311" calcext:value-type="float">
            <text:p>311</text:p>
          </table:table-cell>
          <table:table-cell table:formula="of:=[.F11]/1600" office:value-type="percentage" office:value="0.194375" calcext:value-type="percentage">
            <text:p>19,44 %</text:p>
          </table:table-cell>
          <table:table-cell table:formula="of:=[.G5]-[.G11]" office:value-type="percentage" office:value="0.32" calcext:value-type="percentage">
            <text:p>32,00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229" calcext:value-type="float">
            <text:p>229</text:p>
          </table:table-cell>
          <table:table-cell table:formula="of:=[.F12]/1600" office:value-type="percentage" office:value="0.143125" calcext:value-type="percentage">
            <text:p>14,31 %</text:p>
          </table:table-cell>
          <table:table-cell table:formula="of:=[.G5]-[.G12]" office:value-type="percentage" office:value="0.37125" calcext:value-type="percentage">
            <text:p>37,13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n</text:p>
          </table:table-cell>
          <table:table-cell office:value-type="float" office:value="965" calcext:value-type="float">
            <text:p>965</text:p>
          </table:table-cell>
          <table:table-cell table:formula="of:=[.F13]/1600" office:value-type="percentage" office:value="0.603125" calcext:value-type="percentage">
            <text:p>60,31 %</text:p>
          </table:table-cell>
          <table:table-cell table:formula="of:=[.G5]-[.G13]" office:value-type="percentage" office:value="-0.08875" calcext:value-type="percentage">
            <text:p>-8,88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113" calcext:value-type="float">
            <text:p>1113</text:p>
          </table:table-cell>
          <table:table-cell table:formula="of:=[.F14]/1600" office:value-type="percentage" office:value="0.695625" calcext:value-type="percentage">
            <text:p>69,56 %</text:p>
          </table:table-cell>
          <table:table-cell table:formula="of:=[.G5]-[.G14]" office:value-type="percentage" office:value="-0.18125" calcext:value-type="percentage">
            <text:p>-18,13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529" calcext:value-type="float">
            <text:p>529</text:p>
          </table:table-cell>
          <table:table-cell table:formula="of:=[.F15]/1600" office:value-type="percentage" office:value="0.330625" calcext:value-type="percentage">
            <text:p>33,06 %</text:p>
          </table:table-cell>
          <table:table-cell table:formula="of:=[.G5]-[.G15]" office:value-type="percentage" office:value="0.18375" calcext:value-type="percentage">
            <text:p>18,38 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2</text:p>
          </table:table-cell>
          <table:covered-table-cell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table:style-name="Default"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ui</text:p>
          </table:table-cell>
          <table:table-cell office:value-type="float" office:value="1167" calcext:value-type="float">
            <text:p>1167</text:p>
          </table:table-cell>
          <table:table-cell table:formula="of:=[.F19]/1600" office:value-type="percentage" office:value="0.729375" calcext:value-type="percentage">
            <text:p>72,9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office:value-type="float" office:value="1261" calcext:value-type="float">
            <text:p>1261</text:p>
          </table:table-cell>
          <table:table-cell table:formula="of:=[.F20]/1600" office:value-type="percentage" office:value="0.788125" calcext:value-type="percentage">
            <text:p>78,81 %</text:p>
          </table:table-cell>
          <table:table-cell table:formula="of:=[.G19]-[.G20]" office:value-type="percentage" office:value="-0.05875" calcext:value-type="percentage">
            <text:p>-5,87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1069" calcext:value-type="float">
            <text:p>1069</text:p>
          </table:table-cell>
          <table:table-cell table:formula="of:=[.F21]/1600" office:value-type="percentage" office:value="0.668125" calcext:value-type="percentage">
            <text:p>66,81 %</text:p>
          </table:table-cell>
          <table:table-cell table:formula="of:=[.G19]-[.G21]" office:value-type="percentage" office:value="0.06125" calcext:value-type="percentage">
            <text:p>6,13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741" calcext:value-type="float">
            <text:p>741</text:p>
          </table:table-cell>
          <table:table-cell table:formula="of:=[.F22]/1600" office:value-type="percentage" office:value="0.463125" calcext:value-type="percentage">
            <text:p>46,31 %</text:p>
          </table:table-cell>
          <table:table-cell table:formula="of:=[.G19]-[.G22]" office:value-type="percentage" office:value="0.26625" calcext:value-type="percentage">
            <text:p>26,63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12" calcext:value-type="float">
            <text:p>512</text:p>
          </table:table-cell>
          <table:table-cell table:formula="of:=[.F23]/1600" office:value-type="percentage" office:value="0.32" calcext:value-type="percentage">
            <text:p>32,00 %</text:p>
          </table:table-cell>
          <table:table-cell table:formula="of:=[.G19]-[.G23]" office:value-type="percentage" office:value="0.409375" calcext:value-type="percentage">
            <text:p>40,94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90" calcext:value-type="float">
            <text:p>290</text:p>
          </table:table-cell>
          <table:table-cell table:formula="of:=[.F24]/1600" office:value-type="percentage" office:value="0.18125" calcext:value-type="percentage">
            <text:p>18,13 %</text:p>
          </table:table-cell>
          <table:table-cell table:formula="of:=[.G19]-[.G24]" office:value-type="percentage" office:value="0.548125" calcext:value-type="percentage">
            <text:p>54,81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538" calcext:value-type="float">
            <text:p>538</text:p>
          </table:table-cell>
          <table:table-cell table:formula="of:=[.F25]/1600" office:value-type="percentage" office:value="0.33625" calcext:value-type="percentage">
            <text:p>33,63 %</text:p>
          </table:table-cell>
          <table:table-cell table:formula="of:=[.G19]-[.G25]" office:value-type="percentage" office:value="0.393125" calcext:value-type="percentage">
            <text:p>39,31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451" calcext:value-type="float">
            <text:p>451</text:p>
          </table:table-cell>
          <table:table-cell table:formula="of:=[.F26]/1600" office:value-type="percentage" office:value="0.281875" calcext:value-type="percentage">
            <text:p>28,19 %</text:p>
          </table:table-cell>
          <table:table-cell table:formula="of:=[.G19]-[.G26]" office:value-type="percentage" office:value="0.4475" calcext:value-type="percentage">
            <text:p>44,75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09" calcext:value-type="float">
            <text:p>1309</text:p>
          </table:table-cell>
          <table:table-cell table:formula="of:=[.F27]/1600" office:value-type="percentage" office:value="0.818125" calcext:value-type="percentage">
            <text:p>81,81 %</text:p>
          </table:table-cell>
          <table:table-cell table:formula="of:=[.G19]-[.G27]" office:value-type="percentage" office:value="-0.08875" calcext:value-type="percentage">
            <text:p>-8,88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85" calcext:value-type="float">
            <text:p>1385</text:p>
          </table:table-cell>
          <table:table-cell table:formula="of:=[.F28]/1600" office:value-type="percentage" office:value="0.865625" calcext:value-type="percentage">
            <text:p>86,56 %</text:p>
          </table:table-cell>
          <table:table-cell table:formula="of:=[.G19]-[.G28]" office:value-type="percentage" office:value="-0.13625" calcext:value-type="percentage">
            <text:p>-13,62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246" calcext:value-type="float">
            <text:p>1246</text:p>
          </table:table-cell>
          <table:table-cell table:formula="of:=[.F29]/1600" office:value-type="percentage" office:value="0.77875" calcext:value-type="percentage">
            <text:p>77,88 %</text:p>
          </table:table-cell>
          <table:table-cell table:formula="of:=[.G19]-[.G29]" office:value-type="percentage" office:value="-0.0493750000000001" calcext:value-type="percentage">
            <text:p>-4,94 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3</text:p>
          </table:table-cell>
          <table:covered-table-cell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table:style-name="Default"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410" calcext:value-type="float">
            <text:p>1410</text:p>
          </table:table-cell>
          <table:table-cell table:formula="of:=[.F34]/1600" office:value-type="percentage" office:value="0.88125" calcext:value-type="percentage">
            <text:p>88,13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470" calcext:value-type="float">
            <text:p>1470</text:p>
          </table:table-cell>
          <table:table-cell table:formula="of:=[.F35]/1600" office:value-type="percentage" office:value="0.91875" calcext:value-type="percentage">
            <text:p>91,88 %</text:p>
          </table:table-cell>
          <table:table-cell table:formula="of:=[.G34]-[.G35]" office:value-type="percentage" office:value="-0.0375" calcext:value-type="percentage">
            <text:p>-3,75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1383" calcext:value-type="float">
            <text:p>1383</text:p>
          </table:table-cell>
          <table:table-cell table:formula="of:=[.F36]/1600" office:value-type="percentage" office:value="0.864375" calcext:value-type="percentage">
            <text:p>86,44 %</text:p>
          </table:table-cell>
          <table:table-cell table:formula="of:=[.G34]-[.G36]" office:value-type="percentage" office:value="0.016875" calcext:value-type="percentage">
            <text:p>1,69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049" calcext:value-type="float">
            <text:p>1049</text:p>
          </table:table-cell>
          <table:table-cell table:formula="of:=[.F37]/1600" office:value-type="percentage" office:value="0.655625" calcext:value-type="percentage">
            <text:p>65,56 %</text:p>
          </table:table-cell>
          <table:table-cell table:formula="of:=[.G34]-[.G37]" office:value-type="percentage" office:value="0.225625" calcext:value-type="percentage">
            <text:p>22,56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872" calcext:value-type="float">
            <text:p>872</text:p>
          </table:table-cell>
          <table:table-cell table:formula="of:=[.F38]/1600" office:value-type="percentage" office:value="0.545" calcext:value-type="percentage">
            <text:p>54,50 %</text:p>
          </table:table-cell>
          <table:table-cell table:formula="of:=[.G34]-[.G38]" office:value-type="percentage" office:value="0.33625" calcext:value-type="percentage">
            <text:p>33,62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19" calcext:value-type="float">
            <text:p>619</text:p>
          </table:table-cell>
          <table:table-cell table:formula="of:=[.F39]/1600" office:value-type="percentage" office:value="0.386875" calcext:value-type="percentage">
            <text:p>38,69 %</text:p>
          </table:table-cell>
          <table:table-cell table:formula="of:=[.G34]-[.G39]" office:value-type="percentage" office:value="0.494375" calcext:value-type="percentage">
            <text:p>49,44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90" calcext:value-type="float">
            <text:p>890</text:p>
          </table:table-cell>
          <table:table-cell table:formula="of:=[.F40]/1600" office:value-type="percentage" office:value="0.55625" calcext:value-type="percentage">
            <text:p>55,63 %</text:p>
          </table:table-cell>
          <table:table-cell table:formula="of:=[.G34]-[.G40]" office:value-type="percentage" office:value="0.325" calcext:value-type="percentage">
            <text:p>32,50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4" calcext:value-type="float">
            <text:p>774</text:p>
          </table:table-cell>
          <table:table-cell table:formula="of:=[.F41]/1600" office:value-type="percentage" office:value="0.48375" calcext:value-type="percentage">
            <text:p>48,38 %</text:p>
          </table:table-cell>
          <table:table-cell table:formula="of:=[.G34]-[.G41]" office:value-type="percentage" office:value="0.3975" calcext:value-type="percentage">
            <text:p>39,75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98" calcext:value-type="float">
            <text:p>1498</text:p>
          </table:table-cell>
          <table:table-cell table:formula="of:=[.F42]/1600" office:value-type="percentage" office:value="0.93625" calcext:value-type="percentage">
            <text:p>93,63 %</text:p>
          </table:table-cell>
          <table:table-cell table:formula="of:=[.G34]-[.G42]" office:value-type="percentage" office:value="-0.0550000000000001" calcext:value-type="percentage">
            <text:p>-5,5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507" calcext:value-type="float">
            <text:p>1507</text:p>
          </table:table-cell>
          <table:table-cell table:formula="of:=[.F43]/1600" office:value-type="percentage" office:value="0.941875" calcext:value-type="percentage">
            <text:p>94,19 %</text:p>
          </table:table-cell>
          <table:table-cell table:formula="of:=[.G34]-[.G43]" office:value-type="percentage" office:value="-0.060625" calcext:value-type="percentage">
            <text:p>-6,06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62" calcext:value-type="float">
            <text:p>1462</text:p>
          </table:table-cell>
          <table:table-cell table:formula="of:=[.F44]/1600" office:value-type="percentage" office:value="0.91375" calcext:value-type="percentage">
            <text:p>91,38 %</text:p>
          </table:table-cell>
          <table:table-cell table:formula="of:=[.G34]-[.G44]" office:value-type="percentage" office:value="-0.0325" calcext:value-type="percentage">
            <text:p>-3,25 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22:22.432053785</meta:creation-date>
    <dc:date>2026-01-17T14:03:21.475064170</dc:date>
    <meta:editing-duration>PT1H38M2S</meta:editing-duration>
    <meta:editing-cycles>7</meta:editing-cycles>
    <meta:generator>LibreOffice/7.4.7.2$Linux_X86_64 LibreOffice_project/40$Build-2</meta:generator>
    <meta:document-statistic meta:table-count="1" meta:cell-count="284" meta:object-count="0"/>
  </office:meta>
</office:document-meta>
</file>